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5.33mm"/>
    </style:style>
    <style:style style:name="co3" style:family="table-column">
      <style:table-column-properties fo:break-before="auto" style:column-width="55.53mm"/>
    </style:style>
    <style:style style:name="co4" style:family="table-column">
      <style:table-column-properties fo:break-before="auto" style:column-width="101.02mm"/>
    </style:style>
    <style:style style:name="co5" style:family="table-column">
      <style:table-column-properties fo:break-before="auto" style:column-width="43.4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mm"/>
    </style:style>
    <style:style style:name="ce4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mm"/>
    </style:style>
  </office:automatic-styles>
  <office:body>
    <office:spreadsheet>
      <table:calculation-settings table:automatic-find-labels="false" table:null-year="1950"/>
      <table:table table:name="Tabelle1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default-cell-style-name="ce2"/>
        <table:table-column table:style-name="co5" table:default-cell-style-name="ce2"/>
        <table:table-column table:style-name="co1" table:number-columns-repeated="1017" table:default-cell-style-name="ce2"/>
        <table:table-row table:style-name="ro1">
          <table:table-cell table:style-name="ce1" office:value-type="string" calcext:value-type="string">
            <text:p>Arbeit</text:p>
          </table:table-cell>
          <table:table-cell table:style-name="ce1" office:value-type="string" calcext:value-type="string">
            <text:p>Datum</text:p>
          </table:table-cell>
          <table:table-cell table:style-name="ce1" office:value-type="string" calcext:value-type="string">
            <text:p>Zeit(min)</text:p>
          </table:table-cell>
          <table:table-cell table:style-name="ce1" office:value-type="string" calcext:value-type="string">
            <text:p>Arbeitsgrund</text:p>
          </table:table-cell>
          <table:table-cell table:style-name="ce1" office:value-type="string" calcext:value-type="string">
            <text:p>Ergänzung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 office:value-type="date" office:date-value="2016-12-16" calcext:value-type="date">
            <text:p>16.12.16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Ansätze für die Diplomarbeit</text:p>
          </table:table-cell>
          <table:table-cell table:style-name="ce1" office:value-type="string" calcext:value-type="string">
            <text:p>Teamfindung, Themenabstimmung, Bereichzuteilung</text:p>
          </table:table-cell>
          <table:table-cell table:style-name="ce1"/>
          <table:table-cell office:value-type="string" calcext:value-type="string">
            <text:p>Benötigte Arbeitsschritte: </text:p>
          </table:table-cell>
          <table:table-cell table:formula="of:=COUNT([.A2:.A1048576])" office:value-type="float" office:value="42" calcext:value-type="float">
            <text:p>42</text:p>
          </table:table-cell>
          <table:table-cell table:number-columns-repeated="1016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3" office:value-type="date" office:date-value="2016-12-21" calcext:value-type="date">
            <text:p>21.12.16</text:p>
          </table:table-cell>
          <table:table-cell table:style-name="ce5" office:value-type="float" office:value="30" calcext:value-type="float">
            <text:p>30</text:p>
          </table:table-cell>
          <table:table-cell table:style-name="ce1" office:value-type="string" calcext:value-type="string">
            <text:p>Themenausarbeitung</text:p>
          </table:table-cell>
          <table:table-cell table:style-name="ce1" office:value-type="string" calcext:value-type="string">
            <text:p>Ausarbeitung von Vorlage Herr Steiner (Was, Wie,Wer)</text:p>
          </table:table-cell>
          <table:table-cell table:style-name="ce1"/>
          <table:table-cell office:value-type="string" calcext:value-type="string">
            <text:p>Benötigte Zeit(Stunden):</text:p>
          </table:table-cell>
          <table:table-cell table:formula="of:=SUM([.C2:.C1000])/60" office:value-type="float" office:value="82.5833333333333" calcext:value-type="float">
            <text:p>82,5833333333333</text:p>
          </table:table-cell>
          <table:table-cell table:number-columns-repeated="1016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 office:value-type="date" office:date-value="2016-12-22" calcext:value-type="date">
            <text:p>22.12.1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1. Präsentation</text:p>
          </table:table-cell>
          <table:table-cell table:style-name="ce1" office:value-type="string" calcext:value-type="string">
            <text:p>Präsentation vor Steiner + Pretterhofer basierent auf Vorlage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3" office:value-type="date" office:date-value="2017-03-23" calcext:value-type="date">
            <text:p>23.03.17</text:p>
          </table:table-cell>
          <table:table-cell table:style-name="ce1" office:value-type="float" office:value="260" calcext:value-type="float">
            <text:p>260</text:p>
          </table:table-cell>
          <table:table-cell table:style-name="ce1" office:value-type="string" calcext:value-type="string">
            <text:p>Zeitplanung</text:p>
          </table:table-cell>
          <table:table-cell table:style-name="ce1" office:value-type="string" calcext:value-type="string">
            <text:p>Persönliche Zeitplanung für Diplomarbeit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3" office:value-type="date" office:date-value="2017-03-30" calcext:value-type="date">
            <text:p>30.03.17</text:p>
          </table:table-cell>
          <table:table-cell table:style-name="ce1" office:value-type="float" office:value="135" calcext:value-type="float">
            <text:p>135</text:p>
          </table:table-cell>
          <table:table-cell table:style-name="ce1" office:value-type="string" calcext:value-type="string">
            <text:p>Zeitplanung</text:p>
          </table:table-cell>
          <table:table-cell table:style-name="ce1" office:value-type="string" calcext:value-type="string">
            <text:p>Fortsetzung der persönlichen 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3" office:value-type="date" office:date-value="2017-04-06" calcext:value-type="date">
            <text:p>06.04.17</text:p>
          </table:table-cell>
          <table:table-cell table:style-name="ce1" office:value-type="float" office:value="135" calcext:value-type="float">
            <text:p>135</text:p>
          </table:table-cell>
          <table:table-cell table:style-name="ce1" office:value-type="string" calcext:value-type="string">
            <text:p>Zeitplanung</text:p>
          </table:table-cell>
          <table:table-cell table:style-name="ce1" office:value-type="string" calcext:value-type="string">
            <text:p>Überarbeitung und Zusammensetzung des Zeitplans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3" office:value-type="date" office:date-value="2017-04-19" calcext:value-type="date">
            <text:p>19.04.17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Besprechung</text:p>
          </table:table-cell>
          <table:table-cell table:style-name="ce1" office:value-type="string" calcext:value-type="string">
            <text:p>Mit MD und Gruppe für Planung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3" office:value-type="date" office:date-value="2017-04-20" calcext:value-type="date">
            <text:p>20.04.17</text:p>
          </table:table-cell>
          <table:table-cell table:style-name="ce1" office:value-type="float" office:value="135" calcext:value-type="float">
            <text:p>135</text:p>
          </table:table-cell>
          <table:table-cell table:style-name="ce1" office:value-type="string" calcext:value-type="string">
            <text:p>Aufgabendefinition</text:p>
          </table:table-cell>
          <table:table-cell table:style-name="ce1" office:value-type="string" calcext:value-type="string">
            <text:p>Zusammenstellen der Aufgabenstellung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3" office:value-type="date" office:date-value="2017-04-25" calcext:value-type="date">
            <text:p>25.04.17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Besprechung </text:p>
          </table:table-cell>
          <table:table-cell table:style-name="ce1" office:value-type="string" calcext:value-type="string">
            <text:p>Mit SUL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3" office:value-type="date" office:date-value="2017-04-27" calcext:value-type="date">
            <text:p>27.04.17</text:p>
          </table:table-cell>
          <table:table-cell table:style-name="ce1" office:value-type="float" office:value="135" calcext:value-type="float">
            <text:p>135</text:p>
          </table:table-cell>
          <table:table-cell table:style-name="ce1" office:value-type="string" calcext:value-type="string">
            <text:p>Recherche</text:p>
          </table:table-cell>
          <table:table-cell table:style-name="ce1" office:value-type="string" calcext:value-type="string">
            <text:p>Sensoren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3" office:value-type="date" office:date-value="2017-05-04" calcext:value-type="date">
            <text:p>04.05.17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string" calcext:value-type="string">
            <text:p>Recherche</text:p>
          </table:table-cell>
          <table:table-cell table:style-name="ce1" office:value-type="string" calcext:value-type="string">
            <text:p>Sensoren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3" office:value-type="date" office:date-value="2017-05-11" calcext:value-type="date">
            <text:p>11.05.17</text:p>
          </table:table-cell>
          <table:table-cell table:style-name="ce1" office:value-type="float" office:value="135" calcext:value-type="float">
            <text:p>135</text:p>
          </table:table-cell>
          <table:table-cell table:style-name="ce1" office:value-type="string" calcext:value-type="string">
            <text:p>Recherche</text:p>
          </table:table-cell>
          <table:table-cell table:style-name="ce1" office:value-type="string" calcext:value-type="string">
            <text:p>Antriebstechnik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3" office:value-type="date" office:date-value="2017-05-16" calcext:value-type="date">
            <text:p>16.05.17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Besprechung</text:p>
          </table:table-cell>
          <table:table-cell table:style-name="ce1" office:value-type="string" calcext:value-type="string">
            <text:p>Freyler, SX, SUL → Arbeitsaufteilung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3" office:value-type="date" office:date-value="2017-05-16" calcext:value-type="date">
            <text:p>16.05.17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Besprechung</text:p>
          </table:table-cell>
          <table:table-cell table:style-name="ce1" office:value-type="string" calcext:value-type="string">
            <text:p>Mit SUL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3" office:value-type="date" office:date-value="2017-05-18" calcext:value-type="date">
            <text:p>18.05.17</text:p>
          </table:table-cell>
          <table:table-cell table:style-name="ce1" office:value-type="float" office:value="135" calcext:value-type="float">
            <text:p>135</text:p>
          </table:table-cell>
          <table:table-cell table:style-name="ce1" office:value-type="string" calcext:value-type="string">
            <text:p>Zeitplanung</text:p>
          </table:table-cell>
          <table:table-cell table:style-name="ce1" office:value-type="string" calcext:value-type="string">
            <text:p>Überarbeitung des Einzelzeitplans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3" office:value-type="date" office:date-value="2017-05-23" calcext:value-type="date">
            <text:p>23.05.17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Motorfunktion</text:p>
          </table:table-cell>
          <table:table-cell table:style-name="ce1" office:value-type="string" calcext:value-type="string">
            <text:p>Inbetriebnahme eines Motors mit FU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3" office:value-type="date" office:date-value="2017-05-23" calcext:value-type="date">
            <text:p>23.05.17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Nachbesprechung</text:p>
          </table:table-cell>
          <table:table-cell table:style-name="ce1" office:value-type="string" calcext:value-type="string">
            <text:p>Nachbesprechung zur Ansteuerung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3" office:value-type="date" office:date-value="2017-06-01" calcext:value-type="date">
            <text:p>01.06.17</text:p>
          </table:table-cell>
          <table:table-cell table:style-name="ce1" office:value-type="float" office:value="135" calcext:value-type="float">
            <text:p>135</text:p>
          </table:table-cell>
          <table:table-cell table:style-name="ce1" office:value-type="string" calcext:value-type="string">
            <text:p>Berechnungen</text:p>
          </table:table-cell>
          <table:table-cell table:style-name="ce1" office:value-type="string" calcext:value-type="string">
            <text:p>Zur Einschätzung des Motormomentes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3" office:value-type="date" office:date-value="2017-06-01" calcext:value-type="date">
            <text:p>01.06.17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string" calcext:value-type="string">
            <text:p>Aufgabenstellung</text:p>
          </table:table-cell>
          <table:table-cell table:style-name="ce1" office:value-type="string" calcext:value-type="string">
            <text:p>Schreiben der Aufgabenstellung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3" office:value-type="date" office:date-value="2017-06-08" calcext:value-type="date">
            <text:p>08.06.17</text:p>
          </table:table-cell>
          <table:table-cell table:style-name="ce1" office:value-type="float" office:value="135" calcext:value-type="float">
            <text:p>135</text:p>
          </table:table-cell>
          <table:table-cell table:style-name="ce1" office:value-type="string" calcext:value-type="string">
            <text:p>Motoranforderungen</text:p>
          </table:table-cell>
          <table:table-cell table:style-name="ce1" office:value-type="string" calcext:value-type="string">
            <text:p>Definieren der Motoranforderungen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3" office:value-type="date" office:date-value="2017-06-22" calcext:value-type="date">
            <text:p>22.06.17</text:p>
          </table:table-cell>
          <table:table-cell table:style-name="ce1" office:value-type="float" office:value="135" calcext:value-type="float">
            <text:p>135</text:p>
          </table:table-cell>
          <table:table-cell table:style-name="ce1" office:value-type="string" calcext:value-type="string">
            <text:p>Überlegungen zur Motorauswahl</text:p>
          </table:table-cell>
          <table:table-cell table:style-name="ce1" table:number-columns-repeated="2"/>
          <table:table-cell table:number-columns-repeated="1018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3" office:value-type="date" office:date-value="2017-06-26" calcext:value-type="date">
            <text:p>26.06.17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Antrag Diplomarbeit</text:p>
          </table:table-cell>
          <table:table-cell table:style-name="ce1" office:value-type="string" calcext:value-type="string">
            <text:p>Schreiben des Antrags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 office:value-type="date" office:date-value="2017-07-03" calcext:value-type="date">
            <text:p>03.07.17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U-Bibliothek</text:p>
          </table:table-cell>
          <table:table-cell office:value-type="string" calcext:value-type="string">
            <text:p>Sammeln von Büchern</text:p>
          </table:table-cell>
          <table:table-cell table:number-columns-repeated="1019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 office:value-type="date" office:date-value="2017-07-04" calcext:value-type="date">
            <text:p>04.07.17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Probemotor</text:p>
          </table:table-cell>
          <table:table-cell office:value-type="string" calcext:value-type="string">
            <text:p>Entnahme von Motor aus Keller und Probelauf mit FU</text:p>
          </table:table-cell>
          <table:table-cell table:number-columns-repeated="1019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 office:value-type="date" office:date-value="2017-07-10" calcext:value-type="date">
            <text:p>10.07.1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Instandhaltung</text:p>
          </table:table-cell>
          <table:table-cell office:value-type="string" calcext:value-type="string">
            <text:p>Putzen, schleifen und entrosten vom Motor</text:p>
          </table:table-cell>
          <table:table-cell table:number-columns-repeated="1019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 office:value-type="date" office:date-value="2017-07-11" calcext:value-type="date">
            <text:p>11.07.1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uchen</text:p>
          </table:table-cell>
          <table:table-cell office:value-type="string" calcext:value-type="string">
            <text:p>Suchen nach Datenblätter</text:p>
          </table:table-cell>
          <table:table-cell table:number-columns-repeated="1019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 office:value-type="date" office:date-value="2017-08-27" calcext:value-type="date">
            <text:p>27.08.1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atenblatt</text:p>
          </table:table-cell>
          <table:table-cell office:value-type="string" calcext:value-type="string">
            <text:p>Siematics </text:p>
          </table:table-cell>
          <table:table-cell table:number-columns-repeated="1019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 office:value-type="date" office:date-value="2017-08-31" calcext:value-type="date">
            <text:p>31.08.1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atenblatt</text:p>
          </table:table-cell>
          <table:table-cell office:value-type="string" calcext:value-type="string">
            <text:p>Siematics </text:p>
          </table:table-cell>
          <table:table-cell table:number-columns-repeated="1019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 office:value-type="date" office:date-value="2017-08-10" calcext:value-type="date">
            <text:p>10.08.1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Installierung</text:p>
          </table:table-cell>
          <table:table-cell office:value-type="string" calcext:value-type="string">
            <text:p>Debian auf Raspberry&amp; Konfiguration</text:p>
          </table:table-cell>
          <table:table-cell table:number-columns-repeated="1019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 office:value-type="date" office:date-value="2017-08-11" calcext:value-type="date">
            <text:p>11.08.1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Probieren</text:p>
          </table:table-cell>
          <table:table-cell office:value-type="string" calcext:value-type="string">
            <text:p>Programmierung mit Phython</text:p>
          </table:table-cell>
          <table:table-cell table:number-columns-repeated="1019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 office:value-type="date" office:date-value="2017-08-12" calcext:value-type="date">
            <text:p>12.08.1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Einarbeitung</text:p>
          </table:table-cell>
          <table:table-cell office:value-type="string" calcext:value-type="string">
            <text:p>Theorie + Praxis Optokoppler</text:p>
          </table:table-cell>
          <table:table-cell table:number-columns-repeated="1019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 office:value-type="date" office:date-value="2017-08-14" calcext:value-type="date">
            <text:p>14.08.1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Einarbeitung</text:p>
          </table:table-cell>
          <table:table-cell office:value-type="string" calcext:value-type="string">
            <text:p>GPIO</text:p>
          </table:table-cell>
          <table:table-cell table:number-columns-repeated="1019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 office:value-type="date" office:date-value="2017-08-15" calcext:value-type="date">
            <text:p>15.08.17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robeaufbau</text:p>
          </table:table-cell>
          <table:table-cell office:value-type="string" calcext:value-type="string">
            <text:p>9V Gleichstrommotor mit GPIO ansteuern</text:p>
          </table:table-cell>
          <table:table-cell table:number-columns-repeated="1019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 office:value-type="date" office:date-value="2017-09-12" calcext:value-type="date">
            <text:p>12.09.17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Arbeiten</text:p>
          </table:table-cell>
          <table:table-cell office:value-type="string" calcext:value-type="string">
            <text:p>Programmierung mit C am Raspberry</text:p>
          </table:table-cell>
          <table:table-cell table:number-columns-repeated="1019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 office:value-type="date" office:date-value="2017-09-15" calcext:value-type="date">
            <text:p>15.09.17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Blockschaltbild</text:p>
          </table:table-cell>
          <table:table-cell table:number-columns-repeated="1020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 office:value-type="date" office:date-value="2017-09-22" calcext:value-type="date">
            <text:p>22.09.17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Blockschaltbild</text:p>
          </table:table-cell>
          <table:table-cell table:number-columns-repeated="1020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 office:value-type="date" office:date-value="2017-09-29" calcext:value-type="date">
            <text:p>29.09.17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Blockschaltbild</text:p>
          </table:table-cell>
          <table:table-cell table:number-columns-repeated="1020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 office:value-type="date" office:date-value="2017-10-06" calcext:value-type="date">
            <text:p>06.10.17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Schaltplan</text:p>
          </table:table-cell>
          <table:table-cell table:number-columns-repeated="1020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 office:value-type="date" office:date-value="2017-10-13" calcext:value-type="date">
            <text:p>13.10.17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Schaltplan</text:p>
          </table:table-cell>
          <table:table-cell table:number-columns-repeated="1020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 office:value-type="date" office:date-value="2017-10-16" calcext:value-type="date">
            <text:p>16.10.17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Steuerplan</text:p>
          </table:table-cell>
          <table:table-cell table:number-columns-repeated="1020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 office:value-type="date" office:date-value="2017-11-02" calcext:value-type="date">
            <text:p>02.11.1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Schaltplan</text:p>
          </table:table-cell>
          <table:table-cell table:number-columns-repeated="1020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 office:value-type="date" office:date-value="2017-11-03" calcext:value-type="date">
            <text:p>03.11.17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Schaltplan</text:p>
          </table:table-cell>
          <table:table-cell table:number-columns-repeated="1020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de" number:country="AT">€</number:currency-symbol>
      <number:text> </number:text>
      <number:number number:decimal-places="2" loext:min-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3">00.00.0000</text:date>, <text:time style:data-style-name="N2" text:time-value="12:05:15.156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minik Roland Riegelnegg</meta:initial-creator>
    <meta:creation-date>2016-12-21T19:39:16.977000000</meta:creation-date>
    <meta:generator>LibreOffice/5.3.4.2$Windows_X86_64 LibreOffice_project/f82d347ccc0be322489bf7da61d7e4ad13fe2ff3</meta:generator>
    <dc:date>2017-11-03T13:31:40.625000000</dc:date>
    <meta:editing-duration>P1DT4H58M29S</meta:editing-duration>
    <meta:editing-cycles>31</meta:editing-cycles>
    <meta:document-statistic meta:table-count="1" meta:cell-count="210" meta:object-count="0"/>
  </office:meta>
</office:document-meta>
</file>